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fo:language="en" fo:country="US" officeooo:rsid="001e09cf" officeooo:paragraph-rsid="001e09cf"/>
    </style:style>
    <style:style style:name="P2" style:family="paragraph" style:parent-style-name="Standard">
      <style:text-properties fo:language="en" fo:country="US" officeooo:rsid="001e09cf" officeooo:paragraph-rsid="001e09cf"/>
    </style:style>
    <style:style style:name="P3" style:family="paragraph" style:parent-style-name="Standard">
      <style:text-properties fo:language="en" fo:country="US" officeooo:rsid="001e09cf" officeooo:paragraph-rsid="001eae09"/>
    </style:style>
    <style:style style:name="P4" style:family="paragraph" style:parent-style-name="Standard">
      <style:text-properties fo:language="en" fo:country="US" officeooo:rsid="001eae09" officeooo:paragraph-rsid="001eae09"/>
    </style:style>
    <style:style style:name="P5" style:family="paragraph" style:parent-style-name="Standard">
      <style:text-properties fo:language="en" fo:country="US" officeooo:paragraph-rsid="001eae09"/>
    </style:style>
    <style:style style:name="P6" style:family="paragraph" style:parent-style-name="Standard">
      <style:text-properties fo:language="en" fo:country="US" officeooo:rsid="0023322e" officeooo:paragraph-rsid="0023322e"/>
    </style:style>
    <style:style style:name="P7" style:family="paragraph" style:parent-style-name="Standard">
      <style:text-properties fo:language="en" fo:country="US" fo:font-weight="bold" officeooo:rsid="0023322e" officeooo:paragraph-rsid="0023322e" style:font-weight-asian="bold" style:font-weight-complex="bold"/>
    </style:style>
    <style:style style:name="P8" style:family="paragraph" style:parent-style-name="Standard">
      <style:text-properties fo:language="en" fo:country="US" fo:font-weight="bold" officeooo:rsid="00242ddd" officeooo:paragraph-rsid="00242ddd" fo:background-color="#ffff00" style:font-weight-asian="bold" style:font-weight-complex="bold"/>
    </style:style>
    <style:style style:name="P9" style:family="paragraph" style:parent-style-name="Text_20_body">
      <style:text-properties fo:language="en" fo:country="US" fo:font-weight="bold" officeooo:rsid="00242ddd" officeooo:paragraph-rsid="00242ddd" fo:background-color="transparent" style:font-weight-asian="bold" style:font-weight-complex="bold"/>
    </style:style>
    <style:style style:name="P10" style:family="paragraph" style:parent-style-name="Standard">
      <style:text-properties fo:language="en" fo:country="US" officeooo:rsid="00234a3a" officeooo:paragraph-rsid="00234a3a"/>
    </style:style>
    <style:style style:name="P11" style:family="paragraph" style:parent-style-name="Standard">
      <style:text-properties fo:language="en" fo:country="US" officeooo:rsid="00234a3a" officeooo:paragraph-rsid="00234a3a" fo:background-color="#ffff00"/>
    </style:style>
    <style:style style:name="P12" style:family="paragraph" style:parent-style-name="Standard">
      <style:text-properties fo:language="en" fo:country="US" officeooo:rsid="0023322e" officeooo:paragraph-rsid="0023322e" fo:background-color="#ffff00"/>
    </style:style>
    <style:style style:name="P13" style:family="paragraph" style:parent-style-name="Standard">
      <style:text-properties fo:color="#c9211e" loext:opacity="100%" fo:font-size="24pt" fo:language="en" fo:country="US" officeooo:rsid="001e09cf" officeooo:paragraph-rsid="001e09cf" style:font-size-asian="24pt" style:font-size-complex="24pt"/>
    </style:style>
    <style:style style:name="P14" style:family="paragraph" style:parent-style-name="Standard">
      <style:text-properties officeooo:paragraph-rsid="00206461"/>
    </style:style>
    <style:style style:name="P15" style:family="paragraph" style:parent-style-name="Standard">
      <style:text-properties fo:language="en" fo:country="US" officeooo:rsid="001eae09" officeooo:paragraph-rsid="001eae09"/>
    </style:style>
    <style:style style:name="P16" style:family="paragraph" style:parent-style-name="Standard" style:list-style-name="L1">
      <style:text-properties fo:language="en" fo:country="US" officeooo:rsid="001eae09" officeooo:paragraph-rsid="00206461"/>
    </style:style>
    <style:style style:name="P17" style:family="paragraph" style:parent-style-name="Standard" style:list-style-name="L1">
      <style:text-properties fo:language="en" fo:country="US" officeooo:rsid="00206461" officeooo:paragraph-rsid="00206461"/>
    </style:style>
    <style:style style:name="P18" style:family="paragraph" style:parent-style-name="Standard">
      <style:text-properties fo:color="#c9211e" loext:opacity="100%" fo:font-size="24pt" fo:language="en" fo:country="US" officeooo:rsid="001e09cf" officeooo:paragraph-rsid="001eae09" style:font-size-asian="24pt" style:font-size-complex="24pt"/>
    </style:style>
    <style:style style:name="T1" style:family="text">
      <style:text-properties officeooo:rsid="001cd76b"/>
    </style:style>
    <style:style style:name="T2" style:family="text">
      <style:text-properties officeooo:rsid="001e09cf"/>
    </style:style>
    <style:style style:name="T3" style:family="text">
      <style:text-properties officeooo:rsid="001eae09"/>
    </style:style>
    <style:style style:name="T4" style:family="text">
      <style:text-properties fo:language="en" fo:country="US"/>
    </style:style>
    <style:style style:name="T5" style:family="text">
      <style:text-properties fo:language="en" fo:country="US" officeooo:rsid="001eae09"/>
    </style:style>
    <style:style style:name="T6" style:family="text">
      <style:text-properties fo:language="en" fo:country="US" officeooo:rsid="00206461"/>
    </style:style>
    <style:style style:name="T7" style:family="text">
      <style:text-properties officeooo:rsid="001edbd1"/>
    </style:style>
    <style:style style:name="T8" style:family="text">
      <style:text-properties officeooo:rsid="00242dd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Hi <text:s/>my name is Abdullah and my background is Mechanical Engineer. I studied in Istanbul, worked in Istanbul and Johannesburg as </text:span><text:span text:style-name="T8">a</text:span><text:span text:style-name="T2"> mechanical engineer. </text:span><text:span text:style-name="T3">I decided to change my field as a Data Analyst and made via Coursera " IBM <text:s/>Data Analyst Professional Certificate". I have learned a lot but carry on learning every day. </text:span></text:p>
      <text:p text:style-name="P3"/>
      <text:p text:style-name="P3">I am an enthusiastic, self-motivated, responsible and hard working person. I want to work in Germany and need to take first step in these field to work.</text:p>
      <text:p text:style-name="P3"/>
      <text:p text:style-name="P4">Some of my Projects:</text:p>
      <text:p text:style-name="P14"><text:span text:style-name="T4">- </text:span><text:span text:style-name="T5"><text:s/></text:span><text:span text:style-name="T6">Exploratory Data Analysis (EDA)</text:span></text:p>
      <text:list xml:id="list452268890" text:style-name="L1">
        <text:list-item>
          <text:p text:style-name="P17">Data cleaning with pandas</text:p>
        </text:list-item>
        <text:list-item>
          <text:p text:style-name="P16">ANOVA <text:span text:style-name="T7">one</text:span>-way </text:p>
        </text:list-item>
        <text:list-item>
          <text:p text:style-name="P16"><text:span text:style-name="T7">T-Tests and Chi-Square Tests</text:span>.</text:p>
        </text:list-item>
      </text:list>
      <text:p text:style-name="P5">- <text:span text:style-name="T3">Automating job search with python form websites .</text:span></text:p>
      <text:list xml:id="list204238324183837" text:continue-numbering="true" text:style-name="L1">
        <text:list-item>
          <text:p text:style-name="P17">Web Scraping</text:p>
        </text:list-item>
        <text:list-item>
          <text:p text:style-name="P17">Selenium</text:p>
        </text:list-item>
      </text:list>
      <text:p text:style-name="P4">- Car <text:span text:style-name="T1">Price</text:span> Prediction Project with M<text:span text:style-name="T1">a</text:span>chine Learning M<text:span text:style-name="T1">odels.</text:span></text:p>
      <text:p text:style-name="P18"/>
      <text:p text:style-name="P18"/>
      <text:p text:style-name="P18"/>
      <text:p text:style-name="P13">Ornekler </text:p>
      <text:p text:style-name="P2"/>
      <text:h text:style-name="P1" text:outline-level="3">About Xiaohan Bai</text:h>
      <text:p text:style-name="Text_20_body">I am 29 years old, born in China, studied in Shanghai, worked in Shanghai, Guangzhou, Hong Kong with adidas as management trainee for Global operations, and Project manager for Strategic projects team in Asia Head Quarter. I also hold an L.L.M. in international and European Law, currently pursuing a MBA with focus in Finance, in the last year I worked as Senior Business Analyst for adidas, and recently I am moving to work as Senior Manager Global Brand Finance.</text:p>
      <text:p text:style-name="Text_20_body">I am experienced in business analytics, project management, supply chain management and can offer support in these areas. Additionally, I have worked in various cities in Asia and Europe, have worked in various functions and roles, therefore would be happy to talk about having an international career cross different areas. </text:p>
      <text:p text:style-name="Text_20_body"/>
      <text:h text:style-name="Heading_20_3" text:outline-level="3">About marc soler canals</text:h>
      <text:p text:style-name="Text_20_body">After many years working in the Tourism industry, in 2020 during the corona pandemic I had to make a career change. While I was riding the streets of Berlin working for a delivery company I was studying online courses about Data Analytics. I was very lucky to hit a job as a Bussines Analyst and from there I ended up as Senior Product Data Analyst at Doctolib, where I currently work. I want to share my luck and my experience to help others also make a career change or get the maximum of their capabilities. </text:p>
      <text:p text:style-name="Text_20_body"/>
      <text:h text:style-name="Heading_20_3" text:outline-level="3"><text:soft-page-break/>About Therese Wissner</text:h>
      <text:p text:style-name="Text_20_body">Hi, my name is Therese and I am a Sales Account Manager at hp. I am 27 years old, a German and Danish native speaker and I am located in Hamburg, Germany. As hp Account Manager I am responsible for Enterprise customers in the Personal Systems computing segment. I am consulting my customers about the newest IT hardware and rollout planning and everything that goes hand in hand with that. If you are interested to learn more about me and my role, feel free to contact me.</text:p>
      <text:p text:style-name="Text_20_body">I can provide support if you are pursuing a career in sales or just want to be able to present yourselve better. Softskills, relationship building and sales strategy are the main areas I can help with. If you need networking assitance or want to hear about the benefits of working for hp, I can provide that as well. ;-) I am open for personal meetings if you are living in Hamburg or otherwise digital meetings. The meetings should take place 1- 2 times per month. </text:p>
      <text:p text:style-name="Text_20_body"/>
      <text:p text:style-name="Text_20_body"/>
      <text:p text:style-name="P12">Motivation </text:p>
      <text:p text:style-name="P6">Dear Marc ,</text:p>
      <text:p text:style-name="P6">I have been interested in the fields of data science and data analytics for a long time. I am fascinated by the diverse methods that are used in this professional field, from data collection to data cleansing to data preparation and analysis.</text:p>
      <text:p text:style-name="P6">Since taking part in the 'IBM Data Analyst Professional' online course series, which I have completed, my knowledge and interest in this job profile have further intensified. </text:p>
      <text:p text:style-name="P6"/>
      <text:p text:style-name="P6"/>
      <text:p text:style-name="P6"/>
      <text:p text:style-name="P11">Expectation</text:p>
      <text:p text:style-name="P10"/>
      <text:p text:style-name="P7">I worked as mechanical engineer but now I would like to gain practical knowledge in the work of a data analyst. As I see that you have also changed your field from tourism to data analytics. Because of that I appreciate if you can help me to build my new career. Thanks in advance.</text:p>
      <text:p text:style-name="P7"/>
      <text:p text:style-name="P8">Linkedin Summary</text:p>
      <text:p text:style-name="P8"/>
      <text:p text:style-name="P9">After many years working as a mechanical engineer , I decided to make a career change.</text:p>
      <text:p text:style-name="P9">Visualizat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1-09T14:01:40.049198874</meta:creation-date>
    <dc:date>2022-11-09T22:03:00.420782615</dc:date>
    <meta:editing-duration>PT29M53S</meta:editing-duration>
    <meta:editing-cycles>8</meta:editing-cycles>
    <meta:generator>LibreOffice/7.2.2.2$MacOSX_X86_64 LibreOffice_project/02b2acce88a210515b4a5bb2e46cbfb63fe97d56</meta:generator>
    <meta:document-statistic meta:table-count="0" meta:image-count="0" meta:object-count="0" meta:page-count="2" meta:paragraph-count="29" meta:word-count="681" meta:character-count="3887" meta:non-whitespace-character-count="3228"/>
  </office:meta>
</office:document-meta>
</file>